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10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34pt" svg:height="255.37pt" svg:x="13.58pt" svg:y="300.16pt">
            <loext:p draw:notify-on-update-of-ranges="result.E2:result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37pt" svg:x="481.8pt" svg:y="302.74pt">
            <loext:p draw:notify-on-update-of-ranges="result.K2:result.K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atto senza analizare I file con $</text:p>
          </table:table-cell>
          <table:covered-table-cell table:number-columns-repeated="4"/>
          <table:covered-table-cell table:style-name="ce2"/>
          <table:table-cell table:style-name="ce3" office:value-type="string" calcext:value-type="string" table:number-columns-spanned="6" table:number-rows-spanned="1">
            <text:p>fatto con I file con il 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herrymusic</text:p>
          </table:table-cell>
          <table:table-cell office:value-type="float" office:value="-0.0362669041028105" calcext:value-type="float">
            <text:p>-0.0362669041</text:p>
          </table:table-cell>
          <table:table-cell office:value-type="float" office:value="0.333482767456741" calcext:value-type="float">
            <text:p>0.3334827675</text:p>
          </table:table-cell>
          <table:table-cell office:value-type="float" office:value="-0.0751126153585447" calcext:value-type="float">
            <text:p>-0.0751126154</text:p>
          </table:table-cell>
          <table:table-cell office:value-type="float" office:value="0.222103247995385" calcext:value-type="float">
            <text:p>0.2221032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aconNONOFF</text:p>
          </table:table-cell>
          <table:table-cell office:value-type="float" office:value="0.255107686223756" calcext:value-type="float">
            <text:p>0.2551076862</text:p>
          </table:table-cell>
          <table:table-cell office:value-type="float" office:value="0.390673430975664" calcext:value-type="float">
            <text:p>0.390673431</text:p>
          </table:table-cell>
          <table:table-cell office:value-type="float" office:value="0.0413385166291671" calcext:value-type="float">
            <text:p>0.0413385166</text:p>
          </table:table-cell>
          <table:table-cell office:value-type="float" office:value="0.687119633828587" calcext:value-type="float">
            <text:p>0.687119633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aconNONOFF</text:p>
          </table:table-cell>
          <table:table-cell office:value-type="float" office:value="0.11293076209388" calcext:value-type="float">
            <text:p>0.1129307621</text:p>
          </table:table-cell>
          <table:table-cell office:value-type="float" office:value="0.317297230499975" calcext:value-type="float">
            <text:p>0.3172972305</text:p>
          </table:table-cell>
          <table:table-cell office:value-type="float" office:value="0.0413385166291671" calcext:value-type="float">
            <text:p>0.0413385166</text:p>
          </table:table-cell>
          <table:table-cell office:value-type="float" office:value="0.471566509223022" calcext:value-type="float">
            <text:p>0.47156650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cherrymusic</text:p>
          </table:table-cell>
          <table:table-cell office:value-type="float" office:value="0.453813045272354" calcext:value-type="float">
            <text:p>0.4538130453</text:p>
          </table:table-cell>
          <table:table-cell office:value-type="float" office:value="0.395817232768075" calcext:value-type="float">
            <text:p>0.3958172328</text:p>
          </table:table-cell>
          <table:table-cell office:value-type="float" office:value="-0.0751126153585447" calcext:value-type="float">
            <text:p>-0.0751126154</text:p>
          </table:table-cell>
          <table:table-cell office:value-type="float" office:value="0.774517662681884" calcext:value-type="float">
            <text:p>0.7745176627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float" office:value="0.315320070512933" calcext:value-type="float">
            <text:p>0.3153200705</text:p>
          </table:table-cell>
          <table:table-cell office:value-type="float" office:value="0.354695293969067" calcext:value-type="float">
            <text:p>0.354695294</text:p>
          </table:table-cell>
          <table:table-cell office:value-type="float" office:value="0.195975831594946" calcext:value-type="float">
            <text:p>0.1959758316</text:p>
          </table:table-cell>
          <table:table-cell office:value-type="float" office:value="0.865991196076946" calcext:value-type="float">
            <text:p>0.86599119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calculator</text:p>
          </table:table-cell>
          <table:table-cell office:value-type="float" office:value="0.454733399976855" calcext:value-type="float">
            <text:p>0.4547334</text:p>
          </table:table-cell>
          <table:table-cell office:value-type="float" office:value="0.420768166260581" calcext:value-type="float">
            <text:p>0.4207681663</text:p>
          </table:table-cell>
          <table:table-cell office:value-type="float" office:value="0.195975831594946" calcext:value-type="float">
            <text:p>0.1959758316</text:p>
          </table:table-cell>
          <table:table-cell office:value-type="float" office:value="1.07147739783238" calcext:value-type="float">
            <text:p>1.071477397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DisplayNONOFF</text:p>
          </table:table-cell>
          <table:table-cell office:value-type="float" office:value="0.348456153252486" calcext:value-type="float">
            <text:p>0.3484561533</text:p>
          </table:table-cell>
          <table:table-cell office:value-type="float" office:value="0.391688445739471" calcext:value-type="float">
            <text:p>0.3916884457</text:p>
          </table:table-cell>
          <table:table-cell office:value-type="float" office:value="0.198602085004418" calcext:value-type="float">
            <text:p>0.198602085</text:p>
          </table:table-cell>
          <table:table-cell office:value-type="float" office:value="0.938746683996375" calcext:value-type="float">
            <text:p>0.9387466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cDisplayNONOFF</text:p>
          </table:table-cell>
          <table:table-cell office:value-type="float" office:value="0.452265847059329" calcext:value-type="float">
            <text:p>0.4522658471</text:p>
          </table:table-cell>
          <table:table-cell office:value-type="float" office:value="0.443081881013869" calcext:value-type="float">
            <text:p>0.443081881</text:p>
          </table:table-cell>
          <table:table-cell office:value-type="float" office:value="0.198602085004418" calcext:value-type="float">
            <text:p>0.198602085</text:p>
          </table:table-cell>
          <table:table-cell office:value-type="float" office:value="1.09394981307762" calcext:value-type="float">
            <text:p>1.0939498131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tgenerator</text:p>
          </table:table-cell>
          <table:table-cell office:value-type="float" office:value="0.314014074846236" calcext:value-type="float">
            <text:p>0.3140140748</text:p>
          </table:table-cell>
          <table:table-cell office:value-type="float" office:value="0.358136487691369" calcext:value-type="float">
            <text:p>0.3581364877</text:p>
          </table:table-cell>
          <table:table-cell office:value-type="float" office:value="0.298911562779835" calcext:value-type="float">
            <text:p>0.2989115628</text:p>
          </table:table-cell>
          <table:table-cell office:value-type="float" office:value="0.97106212531744" calcext:value-type="float">
            <text:p>0.97106212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changelog</text:p>
          </table:table-cell>
          <table:table-cell office:value-type="float" office:value="0.778191637423837" calcext:value-type="float">
            <text:p>0.7781916374</text:p>
          </table:table-cell>
          <table:table-cell office:value-type="float" office:value="0.415721817627582" calcext:value-type="float">
            <text:p>0.4157218176</text:p>
          </table:table-cell>
          <table:table-cell office:value-type="float" office:value="0.170132364263359" calcext:value-type="float">
            <text:p>0.1701323643</text:p>
          </table:table-cell>
          <table:table-cell office:value-type="float" office:value="1.36404581931478" calcext:value-type="float">
            <text:p>1.3640458193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angelog</text:p>
          </table:table-cell>
          <table:table-cell office:value-type="float" office:value="0.475962580641036" calcext:value-type="float">
            <text:p>0.4759625806</text:p>
          </table:table-cell>
          <table:table-cell office:value-type="float" office:value="0.345305707267468" calcext:value-type="float">
            <text:p>0.3453057073</text:p>
          </table:table-cell>
          <table:table-cell office:value-type="float" office:value="0.170132364263359" calcext:value-type="float">
            <text:p>0.1701323643</text:p>
          </table:table-cell>
          <table:table-cell office:value-type="float" office:value="0.991400652171863" calcext:value-type="float">
            <text:p>0.99140065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eondroid</text:p>
          </table:table-cell>
          <table:table-cell office:value-type="float" office:value="0.432470981498077" calcext:value-type="float">
            <text:p>0.4324709815</text:p>
          </table:table-cell>
          <table:table-cell office:value-type="float" office:value="0.586143282837696" calcext:value-type="float">
            <text:p>0.5861432828</text:p>
          </table:table-cell>
          <table:table-cell office:value-type="float" office:value="0.402156863617527" calcext:value-type="float">
            <text:p>0.4021568636</text:p>
          </table:table-cell>
          <table:table-cell office:value-type="float" office:value="1.4207711279533" calcext:value-type="float">
            <text:p>1.42077112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mes4free</text:p>
          </table:table-cell>
          <table:table-cell office:value-type="float" office:value="0.481031573099734" calcext:value-type="float">
            <text:p>0.4810315731</text:p>
          </table:table-cell>
          <table:table-cell office:value-type="float" office:value="0.375348457391982" calcext:value-type="float">
            <text:p>0.3753484574</text:p>
          </table:table-cell>
          <table:table-cell office:value-type="float" office:value="0.378831372395592" calcext:value-type="float">
            <text:p>0.3788313724</text:p>
          </table:table-cell>
          <table:table-cell office:value-type="float" office:value="1.23521140288731" calcext:value-type="float">
            <text:p>1.23521140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catgenerator</text:p>
          </table:table-cell>
          <table:table-cell office:value-type="float" office:value="0.743132084455554" calcext:value-type="float">
            <text:p>0.7431320845</text:p>
          </table:table-cell>
          <table:table-cell office:value-type="float" office:value="0.416661344804955" calcext:value-type="float">
            <text:p>0.4166613448</text:p>
          </table:table-cell>
          <table:table-cell office:value-type="float" office:value="0.298911562779835" calcext:value-type="float">
            <text:p>0.2989115628</text:p>
          </table:table-cell>
          <table:table-cell office:value-type="float" office:value="1.45870499204034" calcext:value-type="float">
            <text:p>1.458704992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ceGameNONOFF</text:p>
          </table:table-cell>
          <table:table-cell office:value-type="float" office:value="0.521618970235445" calcext:value-type="float">
            <text:p>0.5216189702</text:p>
          </table:table-cell>
          <table:table-cell office:value-type="float" office:value="0.507857831611851" calcext:value-type="float">
            <text:p>0.5078578316</text:p>
          </table:table-cell>
          <table:table-cell office:value-type="float" office:value="0.442153902873235" calcext:value-type="float">
            <text:p>0.4421539029</text:p>
          </table:table-cell>
          <table:table-cell office:value-type="float" office:value="1.47163070472053" calcext:value-type="float">
            <text:p>1.47163070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games4free</text:p>
          </table:table-cell>
          <table:table-cell office:value-type="float" office:value="0.698285218527246" calcext:value-type="float">
            <text:p>0.6982852185</text:p>
          </table:table-cell>
          <table:table-cell office:value-type="float" office:value="0.425591503837325" calcext:value-type="float">
            <text:p>0.4255915038</text:p>
          </table:table-cell>
          <table:table-cell office:value-type="float" office:value="0.378831372395592" calcext:value-type="float">
            <text:p>0.3788313724</text:p>
          </table:table-cell>
          <table:table-cell office:value-type="float" office:value="1.50270809476016" calcext:value-type="float">
            <text:p>1.502708094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ondroid</text:p>
          </table:table-cell>
          <table:table-cell office:value-type="float" office:value="0.389174323455532" calcext:value-type="float">
            <text:p>0.3891743235</text:p>
          </table:table-cell>
          <table:table-cell office:value-type="float" office:value="0.816808686844302" calcext:value-type="float">
            <text:p>0.8168086868</text:p>
          </table:table-cell>
          <table:table-cell office:value-type="float" office:value="0.402156863617527" calcext:value-type="float">
            <text:p>0.4021568636</text:p>
          </table:table-cell>
          <table:table-cell office:value-type="float" office:value="1.60813987391736" calcext:value-type="float">
            <text:p>1.60813987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diceGameNONOFF</text:p>
          </table:table-cell>
          <table:table-cell office:value-type="float" office:value="0.659042028333059" calcext:value-type="float">
            <text:p>0.6590420283</text:p>
          </table:table-cell>
          <table:table-cell office:value-type="float" office:value="0.643334853577974" calcext:value-type="float">
            <text:p>0.6433348536</text:p>
          </table:table-cell>
          <table:table-cell office:value-type="float" office:value="0.442153902873235" calcext:value-type="float">
            <text:p>0.4421539029</text:p>
          </table:table-cell>
          <table:table-cell office:value-type="float" office:value="1.74453078478427" calcext:value-type="float">
            <text:p>1.7445307848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romiumu</text:p>
          </table:table-cell>
          <table:table-cell office:value-type="float" office:value="1" calcext:value-type="float">
            <text:p>1</text:p>
          </table:table-cell>
          <table:table-cell office:value-type="float" office:value="0.334863858234156" calcext:value-type="float">
            <text:p>0.3348638582</text:p>
          </table:table-cell>
          <table:table-cell office:value-type="float" office:value="0.36076907085317" calcext:value-type="float">
            <text:p>0.3607690709</text:p>
          </table:table-cell>
          <table:table-cell office:value-type="float" office:value="1.69563292908733" calcext:value-type="float">
            <text:p>1.69563292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chromiumu</text:p>
          </table:table-cell>
          <table:table-cell office:value-type="float" office:value="1" calcext:value-type="float">
            <text:p>1</text:p>
          </table:table-cell>
          <table:table-cell office:value-type="float" office:value="0.400689281443796" calcext:value-type="float">
            <text:p>0.4006892814</text:p>
          </table:table-cell>
          <table:table-cell office:value-type="float" office:value="0.36076907085317" calcext:value-type="float">
            <text:p>0.3607690709</text:p>
          </table:table-cell>
          <table:table-cell office:value-type="float" office:value="1.76145835229697" calcext:value-type="float">
            <text:p>1.7614583523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coreNONOFF</text:p>
          </table:table-cell>
          <table:table-cell office:value-type="float" office:value="0.68993575230181" calcext:value-type="float">
            <text:p>0.6899357523</text:p>
          </table:table-cell>
          <table:table-cell office:value-type="float" office:value="0.37500658139168" calcext:value-type="float">
            <text:p>0.3750065814</text:p>
          </table:table-cell>
          <table:table-cell office:value-type="float" office:value="0.751219899943711" calcext:value-type="float">
            <text:p>0.7512198999</text:p>
          </table:table-cell>
          <table:table-cell office:value-type="float" office:value="1.8161622336372" calcext:value-type="float">
            <text:p>1.81616223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abcoreNONOFF</text:p>
          </table:table-cell>
          <table:table-cell office:value-type="float" office:value="0.859322351942111" calcext:value-type="float">
            <text:p>0.8593223519</text:p>
          </table:table-cell>
          <table:table-cell office:value-type="float" office:value="0.427590217601662" calcext:value-type="float">
            <text:p>0.4275902176</text:p>
          </table:table-cell>
          <table:table-cell office:value-type="float" office:value="0.751219899943711" calcext:value-type="float">
            <text:p>0.7512198999</text:p>
          </table:table-cell>
          <table:table-cell office:value-type="float" office:value="2.03813246948748" calcext:value-type="float">
            <text:p>2.0381324695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1.19398092143955" calcext:value-type="float">
            <text:p>1.1939809214</text:p>
          </table:table-cell>
          <table:table-cell office:value-type="float" office:value="0.732110590970567" calcext:value-type="float">
            <text:p>0.732110591</text:p>
          </table:table-cell>
          <table:table-cell office:value-type="float" office:value="1.06412808003156" calcext:value-type="float">
            <text:p>1.06412808</text:p>
          </table:table-cell>
          <table:table-cell office:value-type="float" office:value="2.99021959244168" calcext:value-type="float">
            <text:p>2.990219592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lock</text:p>
          </table:table-cell>
          <table:table-cell office:value-type="float" office:value="1.19398092143955" calcext:value-type="float">
            <text:p>1.1939809214</text:p>
          </table:table-cell>
          <table:table-cell office:value-type="float" office:value="0.747013162933559" calcext:value-type="float">
            <text:p>0.7470131629</text:p>
          </table:table-cell>
          <table:table-cell office:value-type="float" office:value="1.06412808003156" calcext:value-type="float">
            <text:p>1.06412808</text:p>
          </table:table-cell>
          <table:table-cell office:value-type="float" office:value="3.00512216440467" calcext:value-type="float">
            <text:p>3.0051221644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mesOff</text:p>
          </table:table-cell>
          <table:table-cell office:value-type="float" office:value="1.4669829851798" calcext:value-type="float">
            <text:p>1.4669829852</text:p>
          </table:table-cell>
          <table:table-cell office:value-type="float" office:value="1.31188209898965" calcext:value-type="float">
            <text:p>1.311882099</text:p>
          </table:table-cell>
          <table:table-cell office:value-type="float" office:value="0.325365721114947" calcext:value-type="float">
            <text:p>0.3253657211</text:p>
          </table:table-cell>
          <table:table-cell office:value-type="float" office:value="3.1042308052844" calcext:value-type="float">
            <text:p>3.104230805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gamesOff</text:p>
          </table:table-cell>
          <table:table-cell office:value-type="float" office:value="1.498390012762" calcext:value-type="float">
            <text:p>1.4983900128</text:p>
          </table:table-cell>
          <table:table-cell office:value-type="float" office:value="1.44748677812759" calcext:value-type="float">
            <text:p>1.4474867781</text:p>
          </table:table-cell>
          <table:table-cell office:value-type="float" office:value="0.325365721114947" calcext:value-type="float">
            <text:p>0.3253657211</text:p>
          </table:table-cell>
          <table:table-cell office:value-type="float" office:value="3.27124251200453" calcext:value-type="float">
            <text:p>3.271242512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bcoreOFF</text:p>
          </table:table-cell>
          <table:table-cell office:value-type="float" office:value="1.13003621520156" calcext:value-type="float">
            <text:p>1.1300362152</text:p>
          </table:table-cell>
          <table:table-cell office:value-type="float" office:value="1.07016209942474" calcext:value-type="float">
            <text:p>1.0701620994</text:p>
          </table:table-cell>
          <table:table-cell office:value-type="float" office:value="1.12816772483718" calcext:value-type="float">
            <text:p>1.1281677248</text:p>
          </table:table-cell>
          <table:table-cell office:value-type="float" office:value="3.32836603946349" calcext:value-type="float">
            <text:p>3.328366039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gardenworld</text:p>
          </table:table-cell>
          <table:table-cell office:value-type="float" office:value="1.84394428011176" calcext:value-type="float">
            <text:p>1.8439442801</text:p>
          </table:table-cell>
          <table:table-cell office:value-type="float" office:value="0.657183971048806" calcext:value-type="float">
            <text:p>0.657183971</text:p>
          </table:table-cell>
          <table:table-cell office:value-type="float" office:value="1.03059066429127" calcext:value-type="float">
            <text:p>1.0305906643</text:p>
          </table:table-cell>
          <table:table-cell office:value-type="float" office:value="3.53171891545184" calcext:value-type="float">
            <text:p>3.5317189155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rdenworld</text:p>
          </table:table-cell>
          <table:table-cell office:value-type="float" office:value="1.82350104548235" calcext:value-type="float">
            <text:p>1.8235010455</text:p>
          </table:table-cell>
          <table:table-cell office:value-type="float" office:value="0.609010030755799" calcext:value-type="float">
            <text:p>0.6090100308</text:p>
          </table:table-cell>
          <table:table-cell office:value-type="float" office:value="1.03059066429127" calcext:value-type="float">
            <text:p>1.0305906643</text:p>
          </table:table-cell>
          <table:table-cell office:value-type="float" office:value="3.46310174052942" calcext:value-type="float">
            <text:p>3.463101740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diceGameOFF</text:p>
          </table:table-cell>
          <table:table-cell table:number-columns-repeated="2" office:value-type="float" office:value="1.70987571051798" calcext:value-type="float">
            <text:p>1.7098757105</text:p>
          </table:table-cell>
          <table:table-cell office:value-type="float" office:value="0.203788124481284" calcext:value-type="float">
            <text:p>0.2037881245</text:p>
          </table:table-cell>
          <table:table-cell office:value-type="float" office:value="3.62353954551725" calcext:value-type="float">
            <text:p>3.6235395455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ceGameOFF</text:p>
          </table:table-cell>
          <table:table-cell table:number-columns-repeated="2" office:value-type="float" office:value="1.73608693503113" calcext:value-type="float">
            <text:p>1.736086935</text:p>
          </table:table-cell>
          <table:table-cell office:value-type="float" office:value="0.203788124481284" calcext:value-type="float">
            <text:p>0.2037881245</text:p>
          </table:table-cell>
          <table:table-cell office:value-type="float" office:value="3.67596199454355" calcext:value-type="float">
            <text:p>3.675961994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invoice2go</text:p>
          </table:table-cell>
          <table:table-cell office:value-type="float" office:value="1" calcext:value-type="float">
            <text:p>1</text:p>
          </table:table-cell>
          <table:table-cell office:value-type="float" office:value="1.36098991853954" calcext:value-type="float">
            <text:p>1.3609899185</text:p>
          </table:table-cell>
          <table:table-cell office:value-type="float" office:value="1.37530593411436" calcext:value-type="float">
            <text:p>1.3753059341</text:p>
          </table:table-cell>
          <table:table-cell office:value-type="float" office:value="3.7362958526539" calcext:value-type="float">
            <text:p>3.7362958527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nvoice2go</text:p>
          </table:table-cell>
          <table:table-cell office:value-type="float" office:value="1" calcext:value-type="float">
            <text:p>1</text:p>
          </table:table-cell>
          <table:table-cell office:value-type="float" office:value="1.37999242229608" calcext:value-type="float">
            <text:p>1.3799924223</text:p>
          </table:table-cell>
          <table:table-cell office:value-type="float" office:value="1.37530593411436" calcext:value-type="float">
            <text:p>1.3753059341</text:p>
          </table:table-cell>
          <table:table-cell office:value-type="float" office:value="3.75529835641044" calcext:value-type="float">
            <text:p>3.755298356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abcoreOFF</text:p>
          </table:table-cell>
          <table:table-cell office:value-type="float" office:value="1.2775399057212" calcext:value-type="float">
            <text:p>1.2775399057</text:p>
          </table:table-cell>
          <table:table-cell office:value-type="float" office:value="1.38748199143669" calcext:value-type="float">
            <text:p>1.3874819914</text:p>
          </table:table-cell>
          <table:table-cell office:value-type="float" office:value="1.12816772483718" calcext:value-type="float">
            <text:p>1.1281677248</text:p>
          </table:table-cell>
          <table:table-cell office:value-type="float" office:value="3.79318962199507" calcext:value-type="float">
            <text:p>3.793189622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odafone</text:p>
          </table:table-cell>
          <table:table-cell office:value-type="float" office:value="1.44389182553755" calcext:value-type="float">
            <text:p>1.4438918255</text:p>
          </table:table-cell>
          <table:table-cell office:value-type="float" office:value="1.06233097615145" calcext:value-type="float">
            <text:p>1.0623309762</text:p>
          </table:table-cell>
          <table:table-cell office:value-type="float" office:value="1.25229111912428" calcext:value-type="float">
            <text:p>1.2522911191</text:p>
          </table:table-cell>
          <table:table-cell office:value-type="float" office:value="3.75851392081328" calcext:value-type="float">
            <text:p>3.758513920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vodafone</text:p>
          </table:table-cell>
          <table:table-cell office:value-type="float" office:value="1.42870567022697" calcext:value-type="float">
            <text:p>1.4287056702</text:p>
          </table:table-cell>
          <table:table-cell office:value-type="float" office:value="1.13210304827247" calcext:value-type="float">
            <text:p>1.1321030483</text:p>
          </table:table-cell>
          <table:table-cell office:value-type="float" office:value="1.25229111912428" calcext:value-type="float">
            <text:p>1.2522911191</text:p>
          </table:table-cell>
          <table:table-cell office:value-type="float" office:value="3.81309983762372" calcext:value-type="float">
            <text:p>3.8130998376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krill</text:p>
          </table:table-cell>
          <table:table-cell office:value-type="float" office:value="1.20275697222934" calcext:value-type="float">
            <text:p>1.2027569722</text:p>
          </table:table-cell>
          <table:table-cell office:value-type="float" office:value="1.13177292696193" calcext:value-type="float">
            <text:p>1.131772927</text:p>
          </table:table-cell>
          <table:table-cell office:value-type="float" office:value="1.51612289765628" calcext:value-type="float">
            <text:p>1.5161228977</text:p>
          </table:table-cell>
          <table:table-cell office:value-type="float" office:value="3.85065279684755" calcext:value-type="float">
            <text:p>3.850652796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facebook</text:p>
          </table:table-cell>
          <table:table-cell office:value-type="float" office:value="1.67763208959669" calcext:value-type="float">
            <text:p>1.6776320896</text:p>
          </table:table-cell>
          <table:table-cell office:value-type="float" office:value="0.501412096013814" calcext:value-type="float">
            <text:p>0.501412096</text:p>
          </table:table-cell>
          <table:table-cell office:value-type="float" office:value="1.75703602118283" calcext:value-type="float">
            <text:p>1.7570360212</text:p>
          </table:table-cell>
          <table:table-cell office:value-type="float" office:value="3.93608020679333" calcext:value-type="float">
            <text:p>3.9360802068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.67763208959669" calcext:value-type="float">
            <text:p>1.6776320896</text:p>
          </table:table-cell>
          <table:table-cell office:value-type="float" office:value="0.542364459761834" calcext:value-type="float">
            <text:p>0.5423644598</text:p>
          </table:table-cell>
          <table:table-cell office:value-type="float" office:value="1.75703602118283" calcext:value-type="float">
            <text:p>1.7570360212</text:p>
          </table:table-cell>
          <table:table-cell office:value-type="float" office:value="3.97703257054135" calcext:value-type="float">
            <text:p>3.977032570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CalDavOFF</text:p>
          </table:table-cell>
          <table:table-cell office:value-type="float" office:value="0.696405752342465" calcext:value-type="float">
            <text:p>0.6964057523</text:p>
          </table:table-cell>
          <table:table-cell office:value-type="float" office:value="1.98139499104485" calcext:value-type="float">
            <text:p>1.981394991</text:p>
          </table:table-cell>
          <table:table-cell office:value-type="float" office:value="1.34114330328042" calcext:value-type="float">
            <text:p>1.3411433033</text:p>
          </table:table-cell>
          <table:table-cell office:value-type="float" office:value="4.01894404666773" calcext:value-type="float">
            <text:p>4.0189440467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DavOFF</text:p>
          </table:table-cell>
          <table:table-cell office:value-type="float" office:value="0.696405752342465" calcext:value-type="float">
            <text:p>0.6964057523</text:p>
          </table:table-cell>
          <table:table-cell office:value-type="float" office:value="1.98139499104485" calcext:value-type="float">
            <text:p>1.981394991</text:p>
          </table:table-cell>
          <table:table-cell office:value-type="float" office:value="1.34114330328042" calcext:value-type="float">
            <text:p>1.3411433033</text:p>
          </table:table-cell>
          <table:table-cell office:value-type="float" office:value="4.01894404666773" calcext:value-type="float">
            <text:p>4.018944046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krill</text:p>
          </table:table-cell>
          <table:table-cell office:value-type="float" office:value="1.33045953885595" calcext:value-type="float">
            <text:p>1.3304595389</text:p>
          </table:table-cell>
          <table:table-cell office:value-type="float" office:value="1.25741086231142" calcext:value-type="float">
            <text:p>1.2574108623</text:p>
          </table:table-cell>
          <table:table-cell office:value-type="float" office:value="1.51612289765628" calcext:value-type="float">
            <text:p>1.5161228977</text:p>
          </table:table-cell>
          <table:table-cell office:value-type="float" office:value="4.10399329882365" calcext:value-type="float">
            <text:p>4.1039932988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steitaliane</text:p>
          </table:table-cell>
          <table:table-cell office:value-type="float" office:value="1.54647521602966" calcext:value-type="float">
            <text:p>1.546475216</text:p>
          </table:table-cell>
          <table:table-cell office:value-type="float" office:value="1.45977715951621" calcext:value-type="float">
            <text:p>1.4597771595</text:p>
          </table:table-cell>
          <table:table-cell office:value-type="float" office:value="1.31896049323805" calcext:value-type="float">
            <text:p>1.3189604932</text:p>
          </table:table-cell>
          <table:table-cell office:value-type="float" office:value="4.32521286878392" calcext:value-type="float">
            <text:p>4.325212868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posteitaliane</text:p>
          </table:table-cell>
          <table:table-cell office:value-type="float" office:value="1.5519266780473" calcext:value-type="float">
            <text:p>1.551926678</text:p>
          </table:table-cell>
          <table:table-cell office:value-type="float" office:value="1.49230544024597" calcext:value-type="float">
            <text:p>1.4923054402</text:p>
          </table:table-cell>
          <table:table-cell office:value-type="float" office:value="1.31896049323805" calcext:value-type="float">
            <text:p>1.3189604932</text:p>
          </table:table-cell>
          <table:table-cell office:value-type="float" office:value="4.36319261153131" calcext:value-type="float">
            <text:p>4.3631926115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 table:number-rows-repeated="23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pan text:style-name="T1">Column 1</text:span></text:p>
          </table:table-cell>
          <table:table-cell table:number-columns-repeated="5"/>
          <table:table-cell office:value-type="string" calcext:value-type="string">
            <text:p><text:span text:style-name="T1">Column 1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E$2:.$E$23])" office:value-type="float" office:value="2.38796283142534" calcext:value-type="float">
            <text:p>2.387962831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$K$2:.$K$23])" office:value-type="float" office:value="2.55062885279658" calcext:value-type="float">
            <text:p>2.5506288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E$2:.$E$23])/COUNT([.$E$2:.$E$23]))" office:value-type="float" office:value="0.293219469143601" calcext:value-type="float">
            <text:p>0.2932194691</text:p>
          </table:table-cell>
          <table:table-cell table:number-columns-repeated="4"/>
          <table:table-cell office:value-type="string" calcext:value-type="string">
            <text:p>Standard Error</text:p>
          </table:table-cell>
          <table:table-cell table:formula="of:=SQRT(VAR([.$K$2:.$K$23])/COUNT([.$K$2:.$K$23]))" office:value-type="float" office:value="0.273680003039136" calcext:value-type="float">
            <text:p>0.27368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E$2:.$E$23])" office:value-type="string" office:string-value="" calcext:value-type="error">
            <text:p>#VALUE!</text:p>
          </table:table-cell>
          <table:table-cell table:number-columns-repeated="4"/>
          <table:table-cell office:value-type="string" calcext:value-type="string">
            <text:p>Mode</text:p>
          </table:table-cell>
          <table:table-cell table:formula="of:=MODE([.$K$2:.$K$23])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E$2:.$E$23])" office:value-type="float" office:value="2.40319091303944" calcext:value-type="float">
            <text:p>2.403190913</text:p>
          </table:table-cell>
          <table:table-cell table:number-columns-repeated="4"/>
          <table:table-cell office:value-type="string" calcext:value-type="string">
            <text:p>Median</text:p>
          </table:table-cell>
          <table:table-cell table:formula="of:=MEDIAN([.$K$2:.$K$23])" office:value-type="float" office:value="2.52162731694608" calcext:value-type="float">
            <text:p>2.5216273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Quartile </text:p>
          </table:table-cell>
          <table:table-cell table:formula="of:=QUARTILE([.$E$2:.$E$23]; 1)" office:value-type="float" office:value="1.05235333985072" calcext:value-type="float">
            <text:p>1.0523533399</text:p>
          </table:table-cell>
          <table:table-cell table:number-columns-repeated="4"/>
          <table:table-cell office:value-type="string" calcext:value-type="string">
            <text:p>First Quartile </text:p>
          </table:table-cell>
          <table:table-cell table:formula="of:=QUARTILE([.$K$2:.$K$23]; 1)" office:value-type="float" office:value="1.43025459397506" calcext:value-type="float">
            <text:p>1.430254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rd Quartile</text:p>
          </table:table-cell>
          <table:table-cell table:formula="of:=QUARTILE([.$E$2:.$E$23]; 3)" office:value-type="float" office:value="3.73546426594372" calcext:value-type="float">
            <text:p>3.7354642659</text:p>
          </table:table-cell>
          <table:table-cell table:number-columns-repeated="4"/>
          <table:table-cell office:value-type="string" calcext:value-type="string">
            <text:p>Third Quartile</text:p>
          </table:table-cell>
          <table:table-cell table:formula="of:=QUARTILE([.$K$2:.$K$23]; 3)" office:value-type="float" office:value="3.77896617965978" calcext:value-type="float">
            <text:p>3.7789661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E$2:.$E$23])" office:value-type="float" office:value="1.89150845586681" calcext:value-type="float">
            <text:p>1.8915084559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formula="of:=VAR([.$K$2:.$K$23])" office:value-type="float" office:value="1.64781636939703" calcext:value-type="float">
            <text:p>1.6478163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E$2:.$E$23])" office:value-type="float" office:value="1.37532121915821" calcext:value-type="float">
            <text:p>1.3753212192</text:p>
          </table:table-cell>
          <table:table-cell table:number-columns-repeated="4"/>
          <table:table-cell office:value-type="string" calcext:value-type="string">
            <text:p>Standard Deviation</text:p>
          </table:table-cell>
          <table:table-cell table:formula="of:=STDEV([.$K$2:.$K$23])" office:value-type="float" office:value="1.28367299940329" calcext:value-type="float">
            <text:p>1.2836729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E$2:.$E$23])" office:value-type="float" office:value="-1.6971725457483" calcext:value-type="float">
            <text:p>-1.6971725457</text:p>
          </table:table-cell>
          <table:table-cell table:number-columns-repeated="4"/>
          <table:table-cell office:value-type="string" calcext:value-type="string">
            <text:p>Kurtosis</text:p>
          </table:table-cell>
          <table:table-cell table:formula="of:=KURT([.$K$2:.$K$23])" office:value-type="float" office:value="-1.78079196708489" calcext:value-type="float">
            <text:p>-1.7807919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E$2:.$E$23])" office:value-type="float" office:value="-0.0795559070741603" calcext:value-type="float">
            <text:p>-0.0795559071</text:p>
          </table:table-cell>
          <table:table-cell table:number-columns-repeated="4"/>
          <table:table-cell office:value-type="string" calcext:value-type="string">
            <text:p>Skewness</text:p>
          </table:table-cell>
          <table:table-cell table:formula="of:=SKEW([.$K$2:.$K$23])" office:value-type="float" office:value="-0.033280311280971" calcext:value-type="float">
            <text:p>-0.033280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E$2:.$E$23])-MIN([.$E$2:.$E$23])" office:value-type="float" office:value="4.10310962078853" calcext:value-type="float">
            <text:p>4.1031096208</text:p>
          </table:table-cell>
          <table:table-cell table:number-columns-repeated="4"/>
          <table:table-cell office:value-type="string" calcext:value-type="string">
            <text:p>Range</text:p>
          </table:table-cell>
          <table:table-cell table:formula="of:=MAX([.$K$2:.$K$23])-MIN([.$K$2:.$K$23])" office:value-type="float" office:value="3.67607297770272" calcext:value-type="float">
            <text:p>3.6760729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E$2:.$E$23])" office:value-type="float" office:value="0.222103247995385" calcext:value-type="float">
            <text:p>0.222103248</text:p>
          </table:table-cell>
          <table:table-cell table:number-columns-repeated="4"/>
          <table:table-cell office:value-type="string" calcext:value-type="string">
            <text:p>Minimum</text:p>
          </table:table-cell>
          <table:table-cell table:formula="of:=MIN([.$K$2:.$K$23])" office:value-type="float" office:value="0.687119633828587" calcext:value-type="float">
            <text:p>0.6871196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E$2:.$E$23])" office:value-type="float" office:value="4.32521286878392" calcext:value-type="float">
            <text:p>4.3252128688</text:p>
          </table:table-cell>
          <table:table-cell table:number-columns-repeated="4"/>
          <table:table-cell office:value-type="string" calcext:value-type="string">
            <text:p>Maximum</text:p>
          </table:table-cell>
          <table:table-cell table:formula="of:=MAX([.$K$2:.$K$23])" office:value-type="float" office:value="4.36319261153131" calcext:value-type="float">
            <text:p>4.3631926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E$2:.$E$23])" office:value-type="float" office:value="52.5351822913576" calcext:value-type="float">
            <text:p>52.5351822914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formula="of:=SUM([.$K$2:.$K$23])" office:value-type="float" office:value="56.1138347615248" calcext:value-type="float">
            <text:p>56.113834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E$2:.$E$23])"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ount</text:p>
          </table:table-cell>
          <table:table-cell table:formula="of:=COUNT([.$K$2:.$K$23])" office:value-type="float" office:value="22" calcext:value-type="float">
            <text:p>2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reange</text:p>
          </table:table-cell>
          <table:table-cell office:value-type="string" calcext:value-type="string">
            <text:p>2,27694885</text:p>
          </table:table-cell>
          <table:table-cell office:value-type="string" calcext:value-type="string">
            <text:p>2,824308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nge</text:p>
          </table:table-cell>
          <table:table-cell office:value-type="string" calcext:value-type="string">
            <text:p>2,094743362</text:p>
          </table:table-cell>
          <table:table-cell office:value-type="string" calcext:value-type="string">
            <text:p>2,681182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0,547360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,586438938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result.A2:result.F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1:31:46.330209986</dc:date>
    <meta:editing-duration>PT34M15S</meta:editing-duration>
    <meta:editing-cycles>1</meta:editing-cycles>
    <meta:document-statistic meta:table-count="1" meta:cell-count="33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line" chart:style-name="ch1">
        <chart:legend chart:legend-position="end" svg:x="13.731cm" svg:y="4.206cm" style:legend-expansion="high" chart:style-name="ch2"/>
        <chart:plot-area chart:style-name="ch3" table:cell-range-address="result.E2:result.E23" svg:x="0.319cm" svg:y="0.18cm" svg:width="13.093cm" svg:height="8.65cm">
          <chartooo:coordinate-region svg:x="1.046cm" svg:y="0.379cm" svg:width="12.179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E2:result.E2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2103247995385">
                <text:p>0.222103247995385</text:p>
                <draw:g>
                  <svg:desc>result.E2:result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66509223022">
                <text:p>0.471566509223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5991196076946">
                <text:p>0.865991196076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8746683996375">
                <text:p>0.93874668399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106212531744">
                <text:p>0.97106212531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1400652171863">
                <text:p>0.991400652171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521140288731">
                <text:p>1.23521140288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163070472053">
                <text:p>1.47163070472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813987391736">
                <text:p>1.6081398739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563292908733">
                <text:p>1.69563292908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61622336372">
                <text:p>1.8161622336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021959244168">
                <text:p>2.99021959244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042308052844">
                <text:p>3.1042308052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2836603946349">
                <text:p>3.32836603946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6310174052942">
                <text:p>3.46310174052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7596199454355">
                <text:p>3.67596199454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5529835641044">
                <text:p>3.7552983564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5851392081328">
                <text:p>3.75851392081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5065279684755">
                <text:p>3.85065279684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7703257054135">
                <text:p>3.97703257054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894404666773">
                <text:p>4.01894404666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2521286878392">
                <text:p>4.32521286878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line" chart:style-name="ch1">
        <chart:legend chart:legend-position="end" svg:x="13.731cm" svg:y="4.206cm" style:legend-expansion="high" chart:style-name="ch2"/>
        <chart:plot-area chart:style-name="ch3" table:cell-range-address="result.K2:result.K23" svg:x="0.319cm" svg:y="0.18cm" svg:width="13.093cm" svg:height="8.65cm">
          <chartooo:coordinate-region svg:x="1.046cm" svg:y="0.379cm" svg:width="12.179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K2:result.K2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7119633828587">
                <text:p>0.687119633828587</text:p>
                <draw:g>
                  <svg:desc>result.K2:result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517662681884">
                <text:p>0.774517662681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147739783238">
                <text:p>1.07147739783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394981307762">
                <text:p>1.09394981307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404581931478">
                <text:p>1.36404581931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07711279533">
                <text:p>1.4207711279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870499204034">
                <text:p>1.4587049920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270809476016">
                <text:p>1.50270809476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4453078478427">
                <text:p>1.74453078478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6145835229697">
                <text:p>1.76145835229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13246948748">
                <text:p>2.03813246948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0512216440467">
                <text:p>3.00512216440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7124251200453">
                <text:p>3.27124251200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3171891545184">
                <text:p>3.53171891545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2353954551725">
                <text:p>3.62353954551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362958526539">
                <text:p>3.7362958526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9318962199507">
                <text:p>3.79318962199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1309983762372">
                <text:p>3.8130998376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3608020679333">
                <text:p>3.93608020679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1894404666773">
                <text:p>4.01894404666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0399329882365">
                <text:p>4.10399329882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6319261153131">
                <text:p>4.36319261153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